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95cm" fo:min-width="6.4cm"/>
    </style:style>
    <style:style style:name="gr2" style:family="graphic" style:parent-style-name="objectwithoutfill">
      <style:graphic-properties draw:fill="solid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0.95cm" fo:min-width="4.9cm"/>
    </style:style>
    <style:style style:name="P1" style:family="paragraph">
      <style:paragraph-properties fo:text-align="center"/>
      <style:text-properties fo:font-size="18pt"/>
    </style:style>
    <style:style style:name="P2" style:family="paragraph">
      <loext:graphic-properties draw:fill="solid"/>
      <style:paragraph-properties fo:text-align="center"/>
    </style:style>
    <style:style style:name="P3" style:family="paragraph">
      <style:text-properties fo:font-size="18pt"/>
    </style:style>
    <style:style style:name="P4" style:family="paragraph">
      <loext:graphic-properties draw:fill="none" draw:fill-color="#ffffff"/>
      <style:text-properties fo:font-size="18pt"/>
    </style:style>
    <style:style style:name="P5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2" draw:id="id2" draw:layer="layout" svg:width="6.9cm" svg:height="1.2cm" svg:x="15.2cm" svg:y="7.9cm">
          <text:p text:style-name="P1">Algo optimisation</text:p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6.9cm" svg:height="1.2cm" svg:x="15.2cm" svg:y="10.2cm">
          <text:p text:style-name="P1">Problem</text:p>
          <draw:enhanced-geometry svg:viewBox="0 0 21600 21600" draw:type="rectangle" draw:enhanced-path="M 0 0 L 21600 0 21600 21600 0 21600 0 0 Z N"/>
        </draw:custom-shape>
        <draw:custom-shape draw:style-name="gr1" draw:text-style-name="P1" xml:id="id7" draw:id="id7" draw:layer="layout" svg:width="6.9cm" svg:height="1.2cm" svg:x="22.9cm" svg:y="7.9cm">
          <text:p text:style-name="P1">Solving</text:p>
          <draw:enhanced-geometry svg:viewBox="0 0 21600 21600" draw:type="rectangle" draw:enhanced-path="M 0 0 L 21600 0 21600 21600 0 21600 0 0 Z N"/>
        </draw:custom-shape>
        <draw:custom-shape draw:style-name="gr1" draw:text-style-name="P1" xml:id="id6" draw:id="id6" draw:layer="layout" svg:width="6.9cm" svg:height="1.2cm" svg:x="15.2cm" svg:y="13.1cm">
          <text:p text:style-name="P1">Population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9cm" svg:height="1.2cm" svg:x="15.2cm" svg:y="14.3cm">
          <text:p text:style-name="P1">Solution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9cm" svg:height="1.2cm" svg:x="15.2cm" svg:y="15.5cm">
          <text:p text:style-name="P1">Domain</text:p>
          <draw:enhanced-geometry svg:viewBox="0 0 21600 21600" draw:type="rectangle" draw:enhanced-path="M 0 0 L 21600 0 21600 21600 0 21600 0 0 Z N"/>
        </draw:custom-shape>
        <draw:custom-shape draw:style-name="gr1" draw:text-style-name="P1" xml:id="id5" draw:id="id5" draw:layer="layout" svg:width="6.9cm" svg:height="1.2cm" svg:x="18.9cm" svg:y="5.6cm">
          <text:p text:style-name="P1">StoppingCriteria</text:p>
          <draw:enhanced-geometry svg:viewBox="0 0 21600 21600" draw:type="rectangle" draw:enhanced-path="M 0 0 L 21600 0 21600 21600 0 21600 0 0 Z N"/>
        </draw:custom-shape>
        <draw:custom-shape draw:style-name="gr1" draw:text-style-name="P1" xml:id="id4" draw:id="id4" draw:layer="layout" svg:width="6.9cm" svg:height="1.2cm" svg:x="11.3cm" svg:y="5.6cm">
          <text:p text:style-name="P1">Statistique</text:p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6.9cm" svg:height="1.2cm" svg:x="6.6cm" svg:y="9cm">
          <text:p text:style-name="P1">builder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6.1cm" svg:y1="1cm" svg:x2="6.1cm" svg:y2="20cm">
          <text:p/>
        </draw:line>
        <draw:line draw:style-name="gr2" draw:text-style-name="P2" draw:layer="layout" svg:x1="30.6cm" svg:y1="1cm" svg:x2="30.6cm" svg:y2="20cm">
          <text:p/>
        </draw:line>
        <draw:frame draw:style-name="gr3" draw:text-style-name="P4" draw:layer="layout" svg:width="8.715cm" svg:height="0.962cm" svg:x="1.8cm" svg:y="20.1cm">
          <draw:text-box>
            <text:p text:style-name="P3">Input parameter of the Solver</text:p>
          </draw:text-box>
        </draw:frame>
        <draw:frame draw:style-name="gr3" draw:text-style-name="P4" draw:layer="layout" svg:width="5.963cm" svg:height="0.962cm" svg:x="27.537cm" svg:y="20cm">
          <draw:text-box>
            <text:p text:style-name="P3">Output data solving</text:p>
          </draw:text-box>
        </draw:frame>
        <draw:connector draw:style-name="gr4" draw:text-style-name="P5" draw:layer="layout" svg:x1="10.05cm" svg:y1="9cm" svg:x2="15.2cm" svg:y2="8.5cm" draw:start-shape="id1" draw:start-glue-point="0" draw:end-shape="id2" draw:end-glue-point="3" svg:d="M10050 9000v-501h4300v1h850" svg:viewBox="0 0 5151 502">
          <text:p/>
        </draw:connector>
        <draw:connector draw:style-name="gr4" draw:text-style-name="P5" draw:layer="layout" svg:x1="10.05cm" svg:y1="10.2cm" svg:x2="15.2cm" svg:y2="10.8cm" draw:start-shape="id1" draw:start-glue-point="2" draw:end-shape="id3" draw:end-glue-point="3" svg:d="M10050 10200v600h5150" svg:viewBox="0 0 5151 601">
          <text:p/>
        </draw:connector>
        <draw:connector draw:style-name="gr4" draw:text-style-name="P5" draw:layer="layout" svg:x1="18.65cm" svg:y1="10.2cm" svg:x2="18.65cm" svg:y2="9.1cm" draw:start-shape="id3" draw:start-glue-point="0" draw:end-shape="id2" draw:end-glue-point="2" svg:d="M18650 10200v-1100" svg:viewBox="0 0 1 1101">
          <text:p/>
        </draw:connector>
        <draw:connector draw:style-name="gr4" draw:text-style-name="P5" draw:layer="layout" svg:x1="18.65cm" svg:y1="7.9cm" svg:x2="14.75cm" svg:y2="6.8cm" draw:start-shape="id2" draw:start-glue-point="0" draw:end-shape="id4" draw:end-glue-point="2" svg:d="M18650 7900v-550h-3900v-550" svg:viewBox="0 0 3901 1101">
          <text:p/>
        </draw:connector>
        <draw:connector draw:style-name="gr4" draw:text-style-name="P5" draw:layer="layout" svg:x1="18.65cm" svg:y1="7.9cm" svg:x2="22.35cm" svg:y2="6.8cm" draw:start-shape="id2" draw:start-glue-point="0" draw:end-shape="id5" draw:end-glue-point="2" svg:d="M18650 7900v-550h3700v-550" svg:viewBox="0 0 3701 1101">
          <text:p/>
        </draw:connector>
        <draw:connector draw:style-name="gr4" draw:text-style-name="P5" draw:layer="layout" svg:x1="18.65cm" svg:y1="11.4cm" svg:x2="18.65cm" svg:y2="13.1cm" draw:start-shape="id3" draw:start-glue-point="2" draw:end-shape="id6" draw:end-glue-point="0" svg:d="M18650 11400v1700" svg:viewBox="0 0 1 1701">
          <text:p/>
        </draw:connector>
        <draw:connector draw:style-name="gr4" draw:text-style-name="P5" draw:layer="layout" svg:x1="22.1cm" svg:y1="8.5cm" svg:x2="22.9cm" svg:y2="8.5cm" draw:start-shape="id2" draw:start-glue-point="1" draw:end-shape="id7" draw:end-glue-point="3" svg:d="M22100 8500h800" svg:viewBox="0 0 801 1">
          <text:p/>
        </draw:connector>
        <draw:custom-shape draw:style-name="gr5" draw:text-style-name="P1" xml:id="id13" draw:id="id13" draw:layer="layout" svg:width="5.4cm" svg:height="1.2cm" svg:x="0cm" svg:y="9cm">
          <text:p text:style-name="P1">jsonfile</text:p>
          <draw:enhanced-geometry svg:viewBox="0 0 21600 21600" draw:type="rectangle" draw:enhanced-path="M 0 0 L 21600 0 21600 21600 0 21600 0 0 Z N"/>
        </draw:custom-shape>
        <draw:custom-shape draw:style-name="gr5" draw:text-style-name="P1" xml:id="id8" draw:id="id8" draw:layer="layout" svg:width="5.4cm" svg:height="1.2cm" svg:x="31.2cm" svg:y="7.9cm">
          <text:p text:style-name="P1">jsonfile</text:p>
          <draw:enhanced-geometry svg:viewBox="0 0 21600 21600" draw:type="rectangle" draw:enhanced-path="M 0 0 L 21600 0 21600 21600 0 21600 0 0 Z N"/>
        </draw:custom-shape>
        <draw:custom-shape draw:style-name="gr5" draw:text-style-name="P1" xml:id="id9" draw:id="id9" draw:layer="layout" svg:width="5.4cm" svg:height="1.2cm" svg:x="38.3cm" svg:y="5.5cm">
          <text:p text:style-name="P1">Bdd (mongodb)</text:p>
          <draw:enhanced-geometry svg:viewBox="0 0 21600 21600" draw:type="rectangle" draw:enhanced-path="M 0 0 L 21600 0 21600 21600 0 21600 0 0 Z N"/>
        </draw:custom-shape>
        <draw:custom-shape draw:style-name="gr5" draw:text-style-name="P1" xml:id="id10" draw:id="id10" draw:layer="layout" svg:width="5.4cm" svg:height="1.2cm" svg:x="38.3cm" svg:y="7.3cm">
          <text:p text:style-name="P1">file</text:p>
          <draw:enhanced-geometry svg:viewBox="0 0 21600 21600" draw:type="rectangle" draw:enhanced-path="M 0 0 L 21600 0 21600 21600 0 21600 0 0 Z N"/>
        </draw:custom-shape>
        <draw:custom-shape draw:style-name="gr5" draw:text-style-name="P1" xml:id="id11" draw:id="id11" draw:layer="layout" svg:width="5.4cm" svg:height="1.2cm" svg:x="38.3cm" svg:y="8.9cm">
          <text:p text:style-name="P1">stdout</text:p>
          <draw:enhanced-geometry svg:viewBox="0 0 21600 21600" draw:type="rectangle" draw:enhanced-path="M 0 0 L 21600 0 21600 21600 0 21600 0 0 Z N"/>
        </draw:custom-shape>
        <draw:custom-shape draw:style-name="gr5" draw:text-style-name="P1" xml:id="id12" draw:id="id12" draw:layer="layout" svg:width="5.4cm" svg:height="1.2cm" svg:x="38.3cm" svg:y="10.5cm">
          <text:p text:style-name="P1">JSON-RPC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svg:x1="36.6cm" svg:y1="8.5cm" svg:x2="38.3cm" svg:y2="6.1cm" draw:start-shape="id8" draw:start-glue-point="1" draw:end-shape="id9" draw:end-glue-point="3" svg:d="M36600 8500h850v-2400h850" svg:viewBox="0 0 1701 2401">
          <text:p/>
        </draw:connector>
        <draw:connector draw:style-name="gr4" draw:text-style-name="P5" draw:layer="layout" svg:x1="36.6cm" svg:y1="8.5cm" svg:x2="38.3cm" svg:y2="7.9cm" draw:start-shape="id8" draw:start-glue-point="1" draw:end-shape="id10" draw:end-glue-point="3" svg:d="M36600 8500h850v-600h850" svg:viewBox="0 0 1701 601">
          <text:p/>
        </draw:connector>
        <draw:connector draw:style-name="gr4" draw:text-style-name="P5" draw:layer="layout" svg:x1="36.6cm" svg:y1="8.5cm" svg:x2="38.3cm" svg:y2="9.5cm" draw:start-shape="id8" draw:start-glue-point="1" draw:end-shape="id11" draw:end-glue-point="3" svg:d="M36600 8500h850v1000h850" svg:viewBox="0 0 1701 1001">
          <text:p/>
        </draw:connector>
        <draw:connector draw:style-name="gr4" draw:text-style-name="P5" draw:layer="layout" svg:x1="36.6cm" svg:y1="8.5cm" svg:x2="38.3cm" svg:y2="11.1cm" draw:start-shape="id8" draw:start-glue-point="1" draw:end-shape="id12" draw:end-glue-point="3" svg:d="M36600 8500h850v2600h850" svg:viewBox="0 0 1701 2601">
          <text:p/>
        </draw:connector>
        <draw:connector draw:style-name="gr4" draw:text-style-name="P5" draw:layer="layout" svg:x1="5.4cm" svg:y1="9.6cm" svg:x2="6.6cm" svg:y2="9.6cm" draw:start-shape="id13" draw:start-glue-point="1" draw:end-shape="id1" draw:end-glue-point="3" svg:d="M5400 9600h1200" svg:viewBox="0 0 1201 1">
          <text:p/>
        </draw:connector>
        <draw:connector draw:style-name="gr4" draw:text-style-name="P5" draw:layer="layout" svg:x1="29.8cm" svg:y1="8.5cm" svg:x2="31.2cm" svg:y2="8.5cm" draw:start-shape="id7" draw:start-glue-point="1" draw:end-shape="id8" draw:end-glue-point="3" svg:d="M29800 8500h1400" svg:viewBox="0 0 1401 1">
          <text:p/>
        </draw:connector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4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9-10-23T08:23:32.188000000</meta:creation-date>
    <meta:editing-cycles>1</meta:editing-cycles>
    <meta:editing-duration>PT2M16S</meta:editing-duration>
    <dc:date>2019-10-23T08:46:38.575000000</dc:date>
    <meta:document-statistic meta:object-count="32"/>
    <meta:generator>LibreOffice/6.3.2.2$Windows_X86_64 LibreOffice_project/98b30e735bda24bc04ab42594c85f7fd8be07b9c</meta:generator>
  </office:meta>
</office:document-meta>
</file>